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0" calcext:value-type="float">
            <text:p>1,580.0</text:p>
          </table:table-cell>
          <table:table-cell office:value-type="float" office:value="1590" calcext:value-type="float">
            <text:p>1,590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000" calcext:value-type="float">
            <text:p>10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" calcext:value-type="float">
            <text:p>865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600" calcext:value-type="float">
            <text:p>600</text:p>
          </table:table-cell>
          <table:table-cell office:value-type="float" office:value="864.8" calcext:value-type="float">
            <text:p>864.8</text:p>
          </table:table-cell>
          <table:table-cell office:value-type="float" office:value="865.2" calcext:value-type="float">
            <text:p>865.2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1" calcext:value-type="float">
            <text:p>77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44.25" calcext:value-type="float">
            <text:p>1,344.3</text:p>
          </table:table-cell>
          <table:table-cell office:value-type="float" office:value="1355" calcext:value-type="float">
            <text:p>1,355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07" calcext:value-type="date">
            <text:p>2023/12/0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7.62" calcext:value-type="float">
            <text:p>1,247.6</text:p>
          </table:table-cell>
          <table:table-cell office:value-type="float" office:value="1258" calcext:value-type="float">
            <text:p>1,258.0</text:p>
          </table:table-cell>
          <table:table-cell table:style-name="ce10"/>
          <table:table-cell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00/00/00</text:date>, <text:time style:data-style-name="N2" text:time-value="08:35:40.7219552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7T14:16:31.946057498</dc:date>
    <meta:editing-duration>P8DT6H13M58S</meta:editing-duration>
    <meta:editing-cycles>1136</meta:editing-cycles>
    <meta:document-statistic meta:table-count="3" meta:cell-count="1686" meta:object-count="0"/>
  </office:meta>
</office:document-meta>
</file>